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.41" calcext:value-type="float">
            <text:p>1.4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K-tweaking" table:style-name="ta1">
        <table:table-column table:style-name="co1" table:number-columns-repeated="10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examples/gridphysics/alien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string" calcext:value-type="string">
            <text:p>examples/gridphysics/angelsdemon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examples/gridphysics/assemblyline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examples/gridphysics/avoidgeorge.txt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mples/gridphysics/bait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examples/gridphysics/beltmanag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examples/gridphysics/blacksmoke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examples/gridphysics/boloadventures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examples/gridphysics/bomb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examples/gridphysics/bomberman.tx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string" calcext:value-type="string">
            <text:p>examples/gridphysics/boulderchase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examples/gridphysics/boulderdash.txt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examples/gridphysics/brainman.txt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xamples/gridphysics/butterflie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examples/gridphysics/cakybaky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examples/gridphysics/camelRace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mples/gridphysics/catapult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chainreaction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examples/gridphysics/chase.txt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string" calcext:value-type="string">
            <text:p>examples/gridphysics/chipschallenge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string" calcext:value-type="string">
            <text:p>examples/gridphysics/chopp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xamples/gridphysics/clusters.txt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colourescape.tx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examples/gridphysics/cookmepasta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examples/gridphysics/cop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examples/gridphysics/crossfire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examples/gridphysics/defem.txt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string" calcext:value-type="string">
            <text:p>examples/gridphysics/defender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deflection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xamples/gridphysics/digdug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xamples/gridphysics/donkeykong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examples/gridphysics/doorkoban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examples/gridphysics/dungeon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examples/gridphysics/eggomania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examples/gridphysics/eighthpassenger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examples/gridphysics/enemycitadel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escape.t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amples/gridphysics/factorymanag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examples/gridphysics/firecast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string" calcext:value-type="string">
            <text:p>examples/gridphysics/fireman.txt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firestorms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examples/gridphysics/freeway.txt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office:value-type="string" calcext:value-type="string">
            <text:p>examples/gridphysics/frog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examples/gridphysics/garbagecollecto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examples/gridphysics/gymkhana.tx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hungrybird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examples/gridphysics/iceandfire.txt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xamples/gridphysics/ikaruga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xamples/gridphysics/infection.t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amples/gridphysics/intersection.tx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string" calcext:value-type="string">
            <text:p>examples/gridphysics/islands.txt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examples/gridphysics/jaw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examples/gridphysics/killBillVol1.txt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office:value-type="string" calcext:value-type="string">
            <text:p>examples/gridphysics/labyrinth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labyrinthdual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lasers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amples/gridphysics/lasers2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string" calcext:value-type="string">
            <text:p>examples/gridphysics/lemming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examples/gridphysics/mirrors.txt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examples/gridphysics/missilecommand.t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amples/gridphysics/modality.tx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examples/gridphysics/overload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string" calcext:value-type="string">
            <text:p>examples/gridphysics/pacman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string" calcext:value-type="string">
            <text:p>examples/gridphysics/paint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xamples/gridphysics/plants.txt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string" calcext:value-type="string">
            <text:p>examples/gridphysics/plaqueattack.t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office:value-type="string" calcext:value-type="string">
            <text:p>examples/gridphysics/pokemon.t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office:value-type="string" calcext:value-type="string">
            <text:p>examples/gridphysics/portals.txt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amples/gridphysics/racebet.txt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/>
          <table:table-cell office:value-type="string" calcext:value-type="string">
            <text:p>examples/gridphysics/racebet2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examples/gridphysics/realportals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mples/gridphysics/realsokoban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string" calcext:value-type="string">
            <text:p>examples/gridphysics/rivers.t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amples/gridphysics/roadfighter.t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examples/gridphysics/roguelike.txt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office:value-type="string" calcext:value-type="string">
            <text:p>examples/gridphysics/run.txt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  <table:table-cell/>
          <table:table-cell office:value-type="string" calcext:value-type="string">
            <text:p>examples/gridphysics/seaquest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amples/gridphysics/sheriff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examples/gridphysics/shipwreck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sokoba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solarfox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superma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surround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survivezombies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tercio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thecitadel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themole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theshepherd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thesnowma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vortex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aitforbreakfast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atergame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aves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hackamole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ildgunma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itnessprotected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itnessprotectio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wrapsokoban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zelda.tx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amples/gridphysics/zenpuzzle.txt</text:p>
          </table:table-cell>
        </table:table-row>
      </table:table>
      <table:table table:name="E-tweaking" table:style-name="ta1">
        <table:table-column table:style-name="co1" table:number-columns-repeated="8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0:48:34.132100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2:55:26.498928697</dc:date>
    <dc:creator>Luuk Nolden</dc:creator>
    <meta:editing-duration>PT5H2M21S</meta:editing-duration>
    <meta:editing-cycles>6</meta:editing-cycles>
    <meta:generator>LibreOffice/7.0.3.1$Linux_X86_64 LibreOffice_project/00$Build-1</meta:generator>
    <meta:document-statistic meta:table-count="4" meta:cell-count="1011" meta:object-count="0"/>
  </office:meta>
</office:document-meta>
</file>